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74a0" officeooo:paragraph-rsid="0015a61d"/>
    </style:style>
    <style:style style:name="P2" style:family="paragraph" style:parent-style-name="Standard">
      <style:text-properties officeooo:rsid="0015a61d" officeooo:paragraph-rsid="0015a61d"/>
    </style:style>
    <style:style style:name="P3" style:family="paragraph" style:parent-style-name="Standard" style:list-style-name="L1">
      <style:text-properties officeooo:rsid="000a74a0" officeooo:paragraph-rsid="0015a61d"/>
    </style:style>
    <style:style style:name="P4" style:family="paragraph" style:parent-style-name="Standard">
      <style:text-properties officeooo:rsid="000a74a0" officeooo:paragraph-rsid="0015a61d"/>
    </style:style>
    <style:style style:name="P5" style:family="paragraph" style:parent-style-name="Standard">
      <style:text-properties officeooo:rsid="001ea5bf" officeooo:paragraph-rsid="001ea5bf"/>
    </style:style>
    <style:style style:name="P6" style:family="paragraph" style:parent-style-name="Standard" style:list-style-name="L2">
      <style:text-properties officeooo:rsid="001ea5bf" officeooo:paragraph-rsid="001ea5bf"/>
    </style:style>
    <style:style style:name="T1" style:family="text">
      <style:text-properties officeooo:rsid="000af3e1"/>
    </style:style>
    <style:style style:name="T2" style:family="text">
      <style:text-properties officeooo:rsid="000f0f12"/>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p text:style-name="P1"/>
      <text:list xml:id="list8611238905818139310" text:style-name="L1">
        <text:list-item>
          <text:p text:style-name="P3">0x00 til 0x0<text:span text:style-name="T2">F</text:span> rangerer fra <text:span text:style-name="T1">entry 1 til 15 i ASCII-tabellen, består av </text:span>1 til 4 bits<text:span text:style-name="T1">. 16 til 31, dvs. 0x10 til 0x1F består av 5 bits. Disse karakterene er kontroll-karakterer, og og tilsvarer kommandoer. De er ikke printbare. De resterende karakterene, 32 til 127 er printbare karakterer, med unntak av 127, som er delete. A(41, entry 65) har ikke samme entry som a(61, entry 97).</text:span></text:p>
        </text:list-item>
      </text:list>
      <text:p text:style-name="P1"/>
      <text:p text:style-name="P1"/>
      <text:p text:style-name="P5">2</text:p>
      <text:list xml:id="list2288744723230651412" text:style-name="L2">
        <text:list-item>
          <text:p text:style-name="P6">filler</text:p>
        </text:list-item>
        <text:list-item>
          <text:p text:style-name="P6">€ kan ikke bli konvert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5:29:34.655000000</meta:creation-date>
    <dc:date>2017-02-23T17:32:11.011000000</dc:date>
    <meta:editing-duration>PT19H27M13S</meta:editing-duration>
    <meta:editing-cycles>12</meta:editing-cycles>
    <meta:generator>LibreOffice/5.2.1.2$Windows_x86 LibreOffice_project/31dd62db80d4e60af04904455ec9c9219178d620</meta:generator>
    <meta:document-statistic meta:table-count="0" meta:image-count="0" meta:object-count="0" meta:page-count="1" meta:paragraph-count="5" meta:word-count="78" meta:character-count="418" meta:non-whitespace-character-count="348"/>
  </office:meta>
</office:document-meta>
</file>